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1059" officeooo:paragraph-rsid="00101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Topo de las Alturas:</text:p>
      <text:p text:style-name="P1">&lt;br&gt;</text:p>
      <text:p text:style-name="P1">&lt;br&gt;Es más fácil saber por qué te fuiste,</text:p>
      <text:p text:style-name="P1">&lt;div class=”adelante”&gt;que saber por qué te busco.&lt;/div&gt;</text:p>
      <text:p text:style-name="P1">Tus razones, allá tan altas, y las de mi deseo,</text:p>
      <text:p text:style-name="P1">&lt;br&gt;las del deseo, ¿dónde dije que se escribían?</text:p>
      <text:p text:style-name="P1">&lt;div calss=”firma”&gt;Pa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1:48:30.520940827</meta:creation-date>
    <dc:date>2017-11-04T11:52:53.954728608</dc:date>
    <meta:editing-duration>PT4M25S</meta:editing-duration>
    <meta:editing-cycles>1</meta:editing-cycles>
    <meta:document-statistic meta:table-count="0" meta:image-count="0" meta:object-count="0" meta:page-count="1" meta:paragraph-count="7" meta:word-count="41" meta:character-count="253" meta:non-whitespace-character-count="219"/>
    <meta:generator>LibreOffice/5.1.6.2$Linux_X86_64 LibreOffice_project/10m0$Build-2</meta:generator>
  </office:meta>
</office:document-meta>
</file>